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Tahoma" svg:font-family="Tahoma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style:font-size-asian="12.25pt" style:font-weight-asian="bold" style:font-size-complex="14pt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size="12pt" fo:font-weight="normal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justify" style:justify-single-word="false"/>
      <style:text-properties fo:font-size="12pt" fo:font-weight="bold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5" style:family="paragraph" style:parent-style-name="Standard">
      <style:paragraph-properties fo:margin-top="0.494cm" fo:margin-bottom="0.494cm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VN-100 Rugged</text:p>
      <text:p text:style-name="P1">Useful Information not in manual</text:p>
      <text:p text:style-name="P2"/>
      <text:p text:style-name="P2">The following information was obtained from direct email correspondence between VectorNav and Alex Piggott during the month of August 2012.</text:p>
      <text:p text:style-name="P2"/>
      <text:p text:style-name="P3">CONNECTORS</text:p>
      <text:p text:style-name="P2">Connector on the Rugged side: Harwin M80-05001042</text:p>
      <text:p text:style-name="P2">Matching connector for the cable: Harwin M80-4861005</text:p>
      <text:p text:style-name="P2">These connectors are usually available on Mouser.</text:p>
      <text:p text:style-name="P2"/>
      <text:p text:style-name="P3">QUATERNION CONVENTIONS</text:p>
      <text:p text:style-name="P2">The IMU frame is a right-handed coordinate frame with the axes indicated on the VN-100 Rugged case. To map a vector from the world frame into the IMU frame, you would need to convert the quaternion vector into a direction cosine matrix and multiply that DCM into the world frame vector:</text:p>
      <text:p text:style-name="P2"><text:line-break/>DCM(q)*v = V</text:p>
      <text:p text:style-name="P2"/>
      <text:p text:style-name="P2">where:</text:p>
      <text:p text:style-name="P2"><text:tab/>v = world-frame vector</text:p>
      <text:p text:style-name="P2"><text:tab/>V = IMU-frame vector</text:p>
      <text:p text:style-name="P2"><text:line-break/>and DCM(q) is defined by:</text:p>
      <text:p text:style-name="P5"><draw:frame draw:style-name="fr1" draw:name="graphics1" text:anchor-type="as-char" svg:width="10.839cm" svg:height="2.161cm" draw:z-index="0"><draw:image xlink:href="http://www.mathworks.com/help/toolbox/aeroblks/eqn1236365831.png" xlink:type="simple" xlink:show="embed" xlink:actuate="onLoad"/></draw:frame></text:p>
      <text:p text:style-name="Standard">Note: the above notation has the scalar component of the quaternion denoted by q0, the VectorNav units use q4 as the scalar componen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Tahoma" svg:font-family="Tahoma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iggotta </meta:initial-creator>
    <meta:creation-date>2012-08-28T15:25:18</meta:creation-date>
    <dc:date>2012-08-28T15:30:34</dc:date>
    <dc:creator>piggotta </dc:creator>
    <meta:editing-duration>PT5M18S</meta:editing-duration>
    <meta:editing-cycles>5</meta:editing-cycles>
    <meta:generator>LibreOffice/3.3$Linux LibreOffice_project/330m19$Build-401</meta:generator>
    <meta:printed-by>piggotta </meta:printed-by>
    <meta:print-date>2012-08-28T15:31:05</meta:print-date>
    <meta:document-statistic meta:table-count="0" meta:image-count="1" meta:object-count="0" meta:page-count="1" meta:paragraph-count="16" meta:word-count="142" meta:character-count="876"/>
  </office:meta>
</office:document-meta>
</file>